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5.011cm" table:align="center"/>
    </style:style>
    <style:style style:name="Tabla1.A" style:family="table-column">
      <style:table-column-properties style:column-width="4.925cm"/>
    </style:style>
    <style:style style:name="Tabla1.B" style:family="table-column">
      <style:table-column-properties style:column-width="2.455cm"/>
    </style:style>
    <style:style style:name="Tabla1.C" style:family="table-column">
      <style:table-column-properties style:column-width="1.914cm"/>
    </style:style>
    <style:style style:name="Tabla1.D" style:family="table-column">
      <style:table-column-properties style:column-width="3.02cm"/>
    </style:style>
    <style:style style:name="Tabla1.E" style:family="table-column">
      <style:table-column-properties style:column-width="2.697cm"/>
    </style:style>
    <style:style style:name="Tabla1.A1" style:family="table-cell">
      <style:table-cell-properties style:vertical-align="middle" fo:padding="0.097cm" fo:border-left="0.05pt solid #000000" fo:border-right="none" fo:border-top="0.05pt solid #000000" fo:border-bottom="none"/>
    </style:style>
    <style:style style:name="Tabla1.B1" style:family="table-cell">
      <style:table-cell-properties style:vertical-align="middle" fo:padding="0.097cm" fo:border-left="none" fo:border-right="none" fo:border-top="0.05pt solid #000000" fo:border-bottom="none"/>
    </style:style>
    <style:style style:name="Tabla1.E1" style:family="table-cell">
      <style:table-cell-properties style:vertical-align="middle" fo:padding="0.097cm" fo:border-left="none" fo:border-right="0.05pt solid #000000" fo:border-top="0.05pt solid #000000" fo:border-bottom="none"/>
    </style:style>
    <style:style style:name="Tabla1.A2" style:family="table-cell">
      <style:table-cell-properties style:vertical-align="middle" fo:padding="0.097cm" fo:border-left="0.05pt solid #000000" fo:border-right="none" fo:border-top="none" fo:border-bottom="none"/>
    </style:style>
    <style:style style:name="Tabla1.B2" style:family="table-cell">
      <style:table-cell-properties style:vertical-align="middle" fo:padding="0.097cm" fo:border="none"/>
    </style:style>
    <style:style style:name="Tabla1.E2" style:family="table-cell">
      <style:table-cell-properties style:vertical-align="middle" fo:padding="0.097cm" fo:border-left="none" fo:border-right="0.05pt solid #000000" fo:border-top="none" fo:border-bottom="none"/>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none" fo:border-right="none" fo:border-top="none" fo:border-bottom="0.05pt solid #000000"/>
    </style:style>
    <style:style style:name="Tabla1.E5" style:family="table-cell">
      <style:table-cell-properties style:vertical-align="middle" fo:padding="0.097cm" fo:border-left="none" fo:border-right="0.05pt solid #000000" fo:border-top="none" fo:border-bottom="0.05pt solid #000000"/>
    </style:style>
    <style:style style:name="Tabla2" style:family="table">
      <style:table-properties style:width="17cm" table:align="left"/>
    </style:style>
    <style:style style:name="Tabla2.A" style:family="table-column">
      <style:table-column-properties style:column-width="4.489cm"/>
    </style:style>
    <style:style style:name="Tabla2.B" style:family="table-column">
      <style:table-column-properties style:column-width="12.511cm"/>
    </style:style>
    <style:style style:name="Tabla2.A1" style:family="table-cell">
      <style:table-cell-properties style:vertical-align="middle" fo:padding="0.097cm" fo:border-left="0.05pt solid #000000" fo:border-right="none" fo:border-top="0.05pt solid #000000" fo:border-bottom="none"/>
    </style:style>
    <style:style style:name="Tabla2.B1" style:family="table-cell">
      <style:table-cell-properties style:vertical-align="middle" fo:padding="0.097cm" fo:border-left="none" fo:border-right="0.05pt solid #000000" fo:border-top="0.05pt solid #000000" fo:border-bottom="none"/>
    </style:style>
    <style:style style:name="Tabla2.A2" style:family="table-cell">
      <style:table-cell-properties style:vertical-align="middle" fo:padding="0.097cm" fo:border-left="0.05pt solid #000000" fo:border-right="none" fo:border-top="none" fo:border-bottom="none"/>
    </style:style>
    <style:style style:name="Tabla2.B2" style:family="table-cell">
      <style:table-cell-properties style:vertical-align="middle" fo:padding="0.097cm" fo:border-left="none" fo:border-right="0.05pt solid #000000" fo:border-top="none" fo:border-bottom="none"/>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none"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3.898cm"/>
    </style:style>
    <style:style style:name="Tabla3.B" style:family="table-column">
      <style:table-column-properties style:column-width="13.102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005427" officeooo:paragraph-rsid="00005427"/>
    </style:style>
    <style:style style:name="P2" style:family="paragraph" style:parent-style-name="Standard">
      <style:text-properties officeooo:rsid="00005427" officeooo:paragraph-rsid="00046bc8"/>
    </style:style>
    <style:style style:name="P3" style:family="paragraph" style:parent-style-name="Standard">
      <style:text-properties officeooo:rsid="0001c815" officeooo:paragraph-rsid="0001c815"/>
    </style:style>
    <style:style style:name="P4" style:family="paragraph" style:parent-style-name="Standard">
      <style:text-properties officeooo:rsid="00068984" officeooo:paragraph-rsid="00068984"/>
    </style:style>
    <style:style style:name="P5" style:family="paragraph" style:parent-style-name="Standard">
      <style:text-properties officeooo:rsid="0006d95f" officeooo:paragraph-rsid="0006d95f"/>
    </style:style>
    <style:style style:name="P6" style:family="paragraph" style:parent-style-name="Standard">
      <style:text-properties officeooo:rsid="000aca4c" officeooo:paragraph-rsid="000aca4c"/>
    </style:style>
    <style:style style:name="P7" style:family="paragraph" style:parent-style-name="Standard">
      <style:text-properties officeooo:rsid="000ba42c" officeooo:paragraph-rsid="000ba42c"/>
    </style:style>
    <style:style style:name="P8" style:family="paragraph" style:parent-style-name="Standard">
      <style:text-properties officeooo:rsid="000d2816" officeooo:paragraph-rsid="000d2816"/>
    </style:style>
    <style:style style:name="P9" style:family="paragraph" style:parent-style-name="Standard">
      <style:text-properties officeooo:rsid="000e4f48" officeooo:paragraph-rsid="000e4f48"/>
    </style:style>
    <style:style style:name="P10" style:family="paragraph" style:parent-style-name="Standard">
      <style:text-properties officeooo:rsid="00113c95" officeooo:paragraph-rsid="00113c95"/>
    </style:style>
    <style:style style:name="P11" style:family="paragraph" style:parent-style-name="Standard">
      <style:text-properties officeooo:rsid="00113c95" officeooo:paragraph-rsid="00117923"/>
    </style:style>
    <style:style style:name="P12" style:family="paragraph" style:parent-style-name="Standard">
      <style:text-properties officeooo:rsid="0012957a" officeooo:paragraph-rsid="0012957a"/>
    </style:style>
    <style:style style:name="P13" style:family="paragraph" style:parent-style-name="Standard">
      <style:text-properties officeooo:rsid="00146abc" officeooo:paragraph-rsid="00146abc"/>
    </style:style>
    <style:style style:name="P14" style:family="paragraph" style:parent-style-name="Standard">
      <style:text-properties officeooo:rsid="00147bbe" officeooo:paragraph-rsid="00147bbe"/>
    </style:style>
    <style:style style:name="P15" style:family="paragraph" style:parent-style-name="Standard">
      <style:text-properties officeooo:rsid="00164da9" officeooo:paragraph-rsid="00164da9"/>
    </style:style>
    <style:style style:name="P16" style:family="paragraph" style:parent-style-name="Standard">
      <style:text-properties officeooo:rsid="00177ca3" officeooo:paragraph-rsid="00177ca3"/>
    </style:style>
    <style:style style:name="P17" style:family="paragraph" style:parent-style-name="Standard">
      <style:text-properties officeooo:rsid="001956c6" officeooo:paragraph-rsid="001956c6"/>
    </style:style>
    <style:style style:name="P18" style:family="paragraph" style:parent-style-name="Standard">
      <style:text-properties officeooo:rsid="001a6675" officeooo:paragraph-rsid="001a6675"/>
    </style:style>
    <style:style style:name="P19" style:family="paragraph" style:parent-style-name="Standard">
      <style:text-properties officeooo:rsid="002259c6" officeooo:paragraph-rsid="002259c6"/>
    </style:style>
    <style:style style:name="P20" style:family="paragraph" style:parent-style-name="Standard">
      <style:text-properties officeooo:rsid="002417d7" officeooo:paragraph-rsid="002259c6"/>
    </style:style>
    <style:style style:name="P21" style:family="paragraph" style:parent-style-name="Standard">
      <style:text-properties officeooo:rsid="002417d7" officeooo:paragraph-rsid="002417d7"/>
    </style:style>
    <style:style style:name="P22" style:family="paragraph" style:parent-style-name="Standard">
      <style:text-properties officeooo:rsid="0024a8f0" officeooo:paragraph-rsid="0024a8f0"/>
    </style:style>
    <style:style style:name="P23" style:family="paragraph" style:parent-style-name="Standard">
      <style:text-properties officeooo:rsid="00269c30" officeooo:paragraph-rsid="00269c30"/>
    </style:style>
    <style:style style:name="P24" style:family="paragraph" style:parent-style-name="Standard">
      <style:text-properties officeooo:rsid="0027d40f" officeooo:paragraph-rsid="0027d40f"/>
    </style:style>
    <style:style style:name="P25" style:family="paragraph" style:parent-style-name="Standard">
      <style:text-properties officeooo:rsid="002a1d6b" officeooo:paragraph-rsid="002a1d6b"/>
    </style:style>
    <style:style style:name="P26" style:family="paragraph" style:parent-style-name="Standard">
      <style:text-properties officeooo:rsid="002e13d2" officeooo:paragraph-rsid="002e13d2"/>
    </style:style>
    <style:style style:name="P27" style:family="paragraph" style:parent-style-name="Standard">
      <style:text-properties officeooo:rsid="0031258a" officeooo:paragraph-rsid="0031258a"/>
    </style:style>
    <style:style style:name="P28" style:family="paragraph" style:parent-style-name="Standard">
      <style:text-properties officeooo:rsid="0031bcd0" officeooo:paragraph-rsid="0031bcd0"/>
    </style:style>
    <style:style style:name="P29" style:family="paragraph" style:parent-style-name="Standard">
      <style:text-properties officeooo:rsid="0031d701" officeooo:paragraph-rsid="0031d701"/>
    </style:style>
    <style:style style:name="P30" style:family="paragraph" style:parent-style-name="Standard">
      <style:text-properties officeooo:rsid="00333672" officeooo:paragraph-rsid="00333672"/>
    </style:style>
    <style:style style:name="P31" style:family="paragraph" style:parent-style-name="Standard">
      <style:text-properties officeooo:rsid="00350a7a" officeooo:paragraph-rsid="00350a7a"/>
    </style:style>
    <style:style style:name="P32" style:family="paragraph" style:parent-style-name="Standard">
      <style:text-properties officeooo:rsid="00390723" officeooo:paragraph-rsid="00390723"/>
    </style:style>
    <style:style style:name="P33" style:family="paragraph" style:parent-style-name="Standard">
      <style:text-properties officeooo:rsid="003bbd92" officeooo:paragraph-rsid="003bbd92"/>
    </style:style>
    <style:style style:name="P34" style:family="paragraph" style:parent-style-name="Standard">
      <style:text-properties officeooo:rsid="003c98b5" officeooo:paragraph-rsid="003c98b5"/>
    </style:style>
    <style:style style:name="P35" style:family="paragraph" style:parent-style-name="Standard">
      <style:text-properties officeooo:rsid="003dfa2c" officeooo:paragraph-rsid="003dfa2c"/>
    </style:style>
    <style:style style:name="P36" style:family="paragraph" style:parent-style-name="Standard">
      <style:text-properties officeooo:rsid="0040f1a7" officeooo:paragraph-rsid="0040f1a7"/>
    </style:style>
    <style:style style:name="P37" style:family="paragraph" style:parent-style-name="Standard">
      <style:text-properties officeooo:rsid="0042596b" officeooo:paragraph-rsid="0042596b"/>
    </style:style>
    <style:style style:name="P38" style:family="paragraph" style:parent-style-name="Standard">
      <style:text-properties officeooo:rsid="00429d10" officeooo:paragraph-rsid="00429d10"/>
    </style:style>
    <style:style style:name="P39" style:family="paragraph" style:parent-style-name="Standard">
      <style:text-properties officeooo:rsid="00438bc9" officeooo:paragraph-rsid="00438bc9"/>
    </style:style>
    <style:style style:name="P40" style:family="paragraph" style:parent-style-name="Standard">
      <style:text-properties officeooo:rsid="0045140c" officeooo:paragraph-rsid="0045140c"/>
    </style:style>
    <style:style style:name="P41" style:family="paragraph" style:parent-style-name="Standard">
      <style:text-properties officeooo:rsid="0045af92" officeooo:paragraph-rsid="0045af92"/>
    </style:style>
    <style:style style:name="P42" style:family="paragraph" style:parent-style-name="Standard">
      <style:text-properties style:font-name="Courier 10 Pitch" officeooo:rsid="0053a264" officeooo:paragraph-rsid="0053a264"/>
    </style:style>
    <style:style style:name="P43" style:family="paragraph" style:parent-style-name="Standard">
      <style:text-properties officeooo:rsid="0047d372" officeooo:paragraph-rsid="0047d372"/>
    </style:style>
    <style:style style:name="P44" style:family="paragraph" style:parent-style-name="Standard">
      <style:text-properties officeooo:rsid="00495ab3" officeooo:paragraph-rsid="00495ab3"/>
    </style:style>
    <style:style style:name="P45" style:family="paragraph" style:parent-style-name="Standard">
      <style:text-properties officeooo:rsid="004b47ca" officeooo:paragraph-rsid="004b47ca"/>
    </style:style>
    <style:style style:name="P46" style:family="paragraph" style:parent-style-name="Standard">
      <style:text-properties officeooo:rsid="004c2d58" officeooo:paragraph-rsid="004c2d58"/>
    </style:style>
    <style:style style:name="P47" style:family="paragraph" style:parent-style-name="Standard">
      <style:text-properties officeooo:rsid="004d937f" officeooo:paragraph-rsid="004d937f"/>
    </style:style>
    <style:style style:name="P48" style:family="paragraph" style:parent-style-name="Standard">
      <style:text-properties fo:font-weight="bold" officeooo:rsid="004d937f" officeooo:paragraph-rsid="004d937f" style:font-weight-asian="bold" style:font-weight-complex="bold"/>
    </style:style>
    <style:style style:name="P49" style:family="paragraph" style:parent-style-name="Standard">
      <style:text-properties officeooo:rsid="0050a8e2" officeooo:paragraph-rsid="0050a8e2"/>
    </style:style>
    <style:style style:name="P50" style:family="paragraph" style:parent-style-name="Standard">
      <style:text-properties officeooo:rsid="0050c8e5" officeooo:paragraph-rsid="00522e01"/>
    </style:style>
    <style:style style:name="P51" style:family="paragraph" style:parent-style-name="Standard">
      <style:text-properties officeooo:rsid="0053a264" officeooo:paragraph-rsid="0053a264"/>
    </style:style>
    <style:style style:name="P52" style:family="paragraph" style:parent-style-name="Standard">
      <style:text-properties officeooo:rsid="0055129d" officeooo:paragraph-rsid="0055129d"/>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fo:font-size="2pt" style:font-size-asian="2pt" style:font-size-complex="2pt"/>
    </style:style>
    <style:style style:name="P56" style:family="paragraph" style:parent-style-name="Standard" style:list-style-name="L1">
      <style:text-properties officeooo:rsid="00046bc8" officeooo:paragraph-rsid="00046bc8"/>
    </style:style>
    <style:style style:name="P57" style:family="paragraph" style:parent-style-name="Standard">
      <style:text-properties officeooo:rsid="00046bc8" officeooo:paragraph-rsid="00552106"/>
    </style:style>
    <style:style style:name="P58" style:family="paragraph" style:parent-style-name="Standard" style:list-style-name="L2">
      <style:text-properties officeooo:rsid="0001c815" officeooo:paragraph-rsid="0001c815"/>
    </style:style>
    <style:style style:name="P59" style:family="paragraph" style:parent-style-name="Standard" style:list-style-name="L3">
      <style:text-properties officeooo:rsid="001a6675" officeooo:paragraph-rsid="001a6675"/>
    </style:style>
    <style:style style:name="P60" style:family="paragraph" style:parent-style-name="Standard">
      <style:text-properties officeooo:rsid="001a6675" officeooo:paragraph-rsid="001a6675"/>
    </style:style>
    <style:style style:name="P61" style:family="paragraph" style:parent-style-name="Standard" style:list-style-name="L4">
      <style:text-properties officeooo:rsid="002417d7" officeooo:paragraph-rsid="002417d7"/>
    </style:style>
    <style:style style:name="P62" style:family="paragraph" style:parent-style-name="Standard" style:list-style-name="L5">
      <style:text-properties officeooo:rsid="0027d40f" officeooo:paragraph-rsid="0027d40f"/>
    </style:style>
    <style:style style:name="P63" style:family="paragraph" style:parent-style-name="Standard" style:list-style-name="L6">
      <style:text-properties officeooo:rsid="00350a7a" officeooo:paragraph-rsid="00350a7a"/>
    </style:style>
    <style:style style:name="P64" style:family="paragraph" style:parent-style-name="Standard" style:list-style-name="L7">
      <style:text-properties officeooo:rsid="003c98b5" officeooo:paragraph-rsid="003c98b5"/>
    </style:style>
    <style:style style:name="P65" style:family="paragraph" style:parent-style-name="Standard" style:list-style-name="L8">
      <style:text-properties officeooo:rsid="0045140c" officeooo:paragraph-rsid="0045140c"/>
    </style:style>
    <style:style style:name="P66" style:family="paragraph" style:parent-style-name="Standard">
      <style:text-properties officeooo:rsid="0045140c" officeooo:paragraph-rsid="0045140c"/>
    </style:style>
    <style:style style:name="P67" style:family="paragraph" style:parent-style-name="Standard">
      <style:text-properties officeooo:rsid="00552106" officeooo:paragraph-rsid="00552106"/>
    </style:style>
    <style:style style:name="P68" style:family="paragraph" style:parent-style-name="Standard">
      <style:text-properties officeooo:rsid="0007974e" officeooo:paragraph-rsid="00569d87"/>
    </style:style>
    <style:style style:name="P69" style:family="paragraph" style:parent-style-name="Standard">
      <style:paragraph-properties fo:text-align="center" style:justify-single-word="false"/>
      <style:text-properties fo:font-weight="bold" officeooo:rsid="000aca4c" officeooo:paragraph-rsid="000aca4c" style:font-weight-asian="bold" style:font-weight-complex="bold"/>
    </style:style>
    <style:style style:name="P70" style:family="paragraph" style:parent-style-name="Standard">
      <style:text-properties officeooo:rsid="0012957a" officeooo:paragraph-rsid="0057815a"/>
    </style:style>
    <style:style style:name="P71" style:family="paragraph" style:parent-style-name="Standard">
      <style:text-properties officeooo:rsid="001956c6" officeooo:paragraph-rsid="001956c6"/>
    </style:style>
    <style:style style:name="P72" style:family="paragraph" style:parent-style-name="Standard">
      <style:text-properties style:font-name="Courier 10 Pitch" fo:font-size="10.5pt" officeooo:rsid="001956c6" officeooo:paragraph-rsid="001956c6" style:font-size-asian="10.5pt" style:font-size-complex="10.5pt"/>
    </style:style>
    <style:style style:name="P73" style:family="paragraph" style:parent-style-name="Standard">
      <style:text-properties style:font-name="Courier 10 Pitch" fo:font-size="10.5pt" officeooo:rsid="001956c6" officeooo:paragraph-rsid="0057815a" style:font-size-asian="10.5pt" style:font-size-complex="10.5pt"/>
    </style:style>
    <style:style style:name="P74" style:family="paragraph" style:parent-style-name="Standard">
      <style:text-properties style:font-name="Courier 10 Pitch" fo:font-size="10.5pt" officeooo:rsid="0042596b" officeooo:paragraph-rsid="005afeea" style:font-size-asian="10.5pt" style:font-size-complex="10.5pt"/>
    </style:style>
    <style:style style:name="P75" style:family="paragraph" style:parent-style-name="Standard">
      <style:text-properties style:font-name="Courier 10 Pitch" fo:font-size="10.5pt" officeooo:rsid="00429d10" officeooo:paragraph-rsid="00429d10" style:font-size-asian="10.5pt" style:font-size-complex="10.5pt"/>
    </style:style>
    <style:style style:name="P76" style:family="paragraph" style:parent-style-name="Standard">
      <style:text-properties style:font-name="Courier 10 Pitch" fo:font-size="10.5pt" officeooo:rsid="0053a264" officeooo:paragraph-rsid="0053a264" style:font-size-asian="10.5pt" style:font-size-complex="10.5pt"/>
    </style:style>
    <style:style style:name="P77" style:family="paragraph" style:parent-style-name="Standard">
      <style:text-properties style:font-name="Courier 10 Pitch" fo:font-size="10.5pt" officeooo:rsid="0053a264" officeooo:paragraph-rsid="00603b92" style:font-size-asian="10.5pt" style:font-size-complex="10.5pt"/>
    </style:style>
    <style:style style:name="P78" style:family="paragraph" style:parent-style-name="Standard">
      <style:text-properties officeooo:rsid="0057815a" officeooo:paragraph-rsid="0057815a"/>
    </style:style>
    <style:style style:name="P79" style:family="paragraph" style:parent-style-name="Standard" style:list-style-name="L9">
      <style:text-properties officeooo:rsid="00390723" officeooo:paragraph-rsid="00390723"/>
    </style:style>
    <style:style style:name="P80" style:family="paragraph" style:parent-style-name="Standard">
      <style:text-properties officeooo:rsid="0042596b" officeooo:paragraph-rsid="005afeea"/>
    </style:style>
    <style:style style:name="P81" style:family="paragraph" style:parent-style-name="Standard">
      <style:text-properties officeooo:rsid="00429d10" officeooo:paragraph-rsid="00429d10"/>
    </style:style>
    <style:style style:name="P82" style:family="paragraph" style:parent-style-name="Standard">
      <style:text-properties officeooo:rsid="00438bc9" officeooo:paragraph-rsid="00438bc9"/>
    </style:style>
    <style:style style:name="P83" style:family="paragraph" style:parent-style-name="Standard">
      <style:text-properties style:font-name="Courier 10 Pitch" fo:font-size="10.5pt" officeooo:rsid="0045af92" officeooo:paragraph-rsid="0045af92" style:font-size-asian="10.5pt" style:font-size-complex="10.5pt"/>
    </style:style>
    <style:style style:name="P84" style:family="paragraph" style:parent-style-name="Standard">
      <style:text-properties style:font-name="Courier 10 Pitch" fo:font-size="10.5pt" officeooo:rsid="0053a264" officeooo:paragraph-rsid="0053a264" style:font-size-asian="10.5pt" style:font-size-complex="10.5pt"/>
    </style:style>
    <style:style style:name="P85" style:family="paragraph" style:parent-style-name="Standard">
      <style:text-properties style:font-name="Courier 10 Pitch" fo:font-size="10.5pt" officeooo:rsid="0053a264" officeooo:paragraph-rsid="00603b92" style:font-size-asian="10.5pt" style:font-size-complex="10.5pt"/>
    </style:style>
    <style:style style:name="P86" style:family="paragraph" style:parent-style-name="Standard">
      <style:text-properties style:font-name="Courier 10 Pitch" fo:font-size="10.5pt" officeooo:rsid="0055129d" officeooo:paragraph-rsid="0055129d" style:font-size-asian="10.5pt" style:font-size-complex="10.5pt"/>
    </style:style>
    <style:style style:name="P87" style:family="paragraph" style:parent-style-name="Standard">
      <style:text-properties style:font-name="Courier 10 Pitch" fo:font-size="10.5pt" officeooo:rsid="0055129d" officeooo:paragraph-rsid="0065aa9c" style:font-size-asian="10.5pt" style:font-size-complex="10.5pt"/>
    </style:style>
    <style:style style:name="P88" style:family="paragraph" style:parent-style-name="Standard">
      <style:text-properties fo:font-size="10.5pt" officeooo:rsid="0053a264" officeooo:paragraph-rsid="0053a264" style:font-size-asian="10.5pt" style:font-size-complex="10.5pt"/>
    </style:style>
    <style:style style:name="P89" style:family="paragraph" style:parent-style-name="Standard">
      <style:text-properties fo:font-size="10.5pt" officeooo:rsid="0055129d" officeooo:paragraph-rsid="0055129d" style:font-size-asian="10.5pt" style:font-size-complex="10.5pt"/>
    </style:style>
    <style:style style:name="P90" style:family="paragraph" style:parent-style-name="Standard">
      <style:paragraph-properties fo:margin-left="1.251cm" fo:margin-right="0cm" fo:text-indent="0cm" style:auto-text-indent="false"/>
      <style:text-properties fo:font-style="italic" officeooo:rsid="00438bc9" officeooo:paragraph-rsid="00438bc9" style:font-style-asian="italic" style:font-style-complex="italic"/>
    </style:style>
    <style:style style:name="P91" style:family="paragraph" style:parent-style-name="Standard">
      <style:paragraph-properties fo:margin-left="2.501cm" fo:margin-right="0cm" fo:text-indent="0cm" style:auto-text-indent="false"/>
      <style:text-properties style:font-name="Courier 10 Pitch" fo:font-size="10.5pt" officeooo:rsid="001db759" officeooo:paragraph-rsid="001db759" style:font-size-asian="10.5pt" style:font-size-complex="10.5pt"/>
    </style:style>
    <style:style style:name="P92" style:family="paragraph" style:parent-style-name="Standard">
      <style:paragraph-properties fo:margin-left="2.501cm" fo:margin-right="0cm" fo:text-indent="0cm" style:auto-text-indent="false"/>
      <style:text-properties style:font-name="Courier 10 Pitch" fo:font-size="10.5pt" officeooo:rsid="001956c6" officeooo:paragraph-rsid="001956c6" style:font-size-asian="10.5pt" style:font-size-complex="10.5pt"/>
    </style:style>
    <style:style style:name="P93" style:family="paragraph" style:parent-style-name="Standard">
      <style:paragraph-properties fo:margin-left="2.501cm" fo:margin-right="0cm" fo:text-indent="0cm" style:auto-text-indent="false"/>
      <style:text-properties style:font-name="Courier 10 Pitch" fo:font-size="10.5pt" officeooo:rsid="001c37a6" officeooo:paragraph-rsid="001c37a6" style:font-size-asian="10.5pt" style:font-size-complex="10.5pt"/>
    </style:style>
    <style:style style:name="P94" style:family="paragraph" style:parent-style-name="Heading_20_1" style:list-style-name=""/>
    <style:style style:name="P95" style:family="paragraph" style:parent-style-name="Heading_20_1">
      <style:paragraph-properties fo:break-before="page"/>
    </style:style>
    <style:style style:name="T1" style:family="text">
      <style:text-properties officeooo:rsid="0001c815"/>
    </style:style>
    <style:style style:name="T2" style:family="text">
      <style:text-properties officeooo:rsid="000ff1b5"/>
    </style:style>
    <style:style style:name="T3" style:family="text">
      <style:text-properties officeooo:rsid="0010a334"/>
    </style:style>
    <style:style style:name="T4" style:family="text">
      <style:text-properties officeooo:rsid="00117923"/>
    </style:style>
    <style:style style:name="T5" style:family="text">
      <style:text-properties fo:language="en" fo:country="US"/>
    </style:style>
    <style:style style:name="T6" style:family="text">
      <style:text-properties officeooo:rsid="002af34f"/>
    </style:style>
    <style:style style:name="T7" style:family="text">
      <style:text-properties officeooo:rsid="002cde47"/>
    </style:style>
    <style:style style:name="T8" style:family="text">
      <style:text-properties fo:font-weight="bold" style:font-weight-asian="bold" style:font-weight-complex="bold"/>
    </style:style>
    <style:style style:name="T9" style:family="text">
      <style:text-properties officeooo:rsid="00522e01"/>
    </style:style>
    <style:style style:name="T10" style:family="text">
      <style:text-properties style:font-name="Courier 10 Pitch"/>
    </style:style>
    <style:style style:name="T11" style:family="text">
      <style:text-properties officeooo:rsid="000aca4c"/>
    </style:style>
    <style:style style:name="T12" style:family="text">
      <style:text-properties officeooo:rsid="0057815a"/>
    </style:style>
    <style:style style:name="T13" style:family="text">
      <style:text-properties officeooo:rsid="005eb663"/>
    </style:style>
    <style:style style:name="T14" style:family="text">
      <style:text-properties officeooo:rsid="0065aa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rencia, <text:span text:style-name="T13">polimorfismo</text:span> y relaciones entre clases</text:h>
      <text:p text:style-name="P67"/>
      <text:p text:style-name="P57">Se pueden distinguir diversos tipos de relaciones entre clases:</text:p>
      <text:p text:style-name="P57"><text:s/></text:p>
      <text:list xml:id="list1685070506638041601" text:style-name="L1">
        <text:list-item>
          <text:p text:style-name="P56">Clientela. Cuando una clase utiliza objetos de otra clase (por ejemplo al pasarlos como parámetros a través de un método). </text:p>
        </text:list-item>
        <text:list-item>
          <text:p text:style-name="P56">Composición. Cuando alguno de los atributos de una clase es un objeto de otra clase. </text:p>
        </text:list-item>
        <text:list-item>
          <text:p text:style-name="P56">Anidamiento. Cuando se definen clases en el interior de otra clase. </text:p>
        </text:list-item>
        <text:list-item>
          <text:p text:style-name="P56">Herencia. Cuando una clase comparte determinadas características con otra (clase base), añadiéndole alguna funcionalidad específica (especialización). </text:p>
        </text:list-item>
      </text:list>
      <text:p text:style-name="P2"/>
      <text:p text:style-name="P2">“¿A es un tipo de B?”<text:span text:style-name="T1">(Herencia)</text:span> o “¿A contiene elementos de tipo B?”<text:span text:style-name="T1">(Composición)</text:span>.</text:p>
      <text:p text:style-name="P1"/>
      <text:p text:style-name="P3">Hasta ahora los métodos de tipo get devolvían tipos primitivos, es decir, copias del contenido (a veces con algún tipo de modificación o de formato) que había almacenado en los atributos, pero los atributos seguían “a salvo” como elementos privados de la clase. Pero, a partir de este momento, al tener objetos dentro de las clases y no sólo tipos primitivos, es posible que en un determinado momento interese devolver un objeto completo.</text:p>
      <text:p text:style-name="P3"><text:s/></text:p>
      <text:p text:style-name="P3">Para evitar ese tipo de situaciones (ofrecer al exterior referencias a objetos privados) puedes optar </text:p>
      <text:p text:style-name="P3">por diversas alternativas, procurando siempre evitar la devolución directa de un atributo que sea un </text:p>
      <text:p text:style-name="P3">objeto: </text:p>
      <text:p text:style-name="P3"/>
      <text:list xml:id="list6985426446274787" text:style-name="L2">
        <text:list-item>
          <text:p text:style-name="P58">Una opción podría ser devolver siempre tipos primitivos. </text:p>
        </text:list-item>
        <text:list-item>
          <text:p text:style-name="P58">Dado que esto no siempre es posible, o como mínimo poco práctico, otra posibilidad es crear un nuevo objeto que sea una copia del atributo que quieres devolver y utilizar ese objeto como valor de retorno. Es decir, crear una copia del objeto especialmente para devolverlo. De esta manera, el código cliente de ese método podrá manipular a su antojo ese nuevo objeto, pues no será una referencia al atributo original, sino un nuevo objeto con el mismo contenido. </text:p>
        </text:list-item>
      </text:list>
      <text:p text:style-name="P3"><text:s/></text:p>
      <text:p text:style-name="P3">Por último, debes tener en cuenta que es posible que en algunos casos sí se necesite realmente la </text:p>
      <text:p text:style-name="P3">referencia al atributo original (algo muy habitual en el caso de atributos estáticos). En tales casos, no habrá problema en devolver directamente el atributo para que el código llamante (cliente) haga el uso que estime oportuno de él. </text:p>
      <text:p text:style-name="P3"/>
      <text:p text:style-name="P4">El constructor de la clase contenedora debe invocar a los constructores de las clases de los objetos </text:p>
      <text:p text:style-name="P4">contenidos. Y hay que tener cuidado en este caso también con que los parámetros que se pasan no sean los objetos privados de la clase, sino copias de los mismos.</text:p>
      <text:p text:style-name="P4"/>
      <text:p text:style-name="P4">En el fondo los objetos no son más que variables de tipo referencia a la zona de memoria en la que </text:p>
      <text:p text:style-name="P4">se encuentra toda la información del objeto en sí mismo. Esto es, puedes tener un único objeto y </text:p>
      <text:p text:style-name="P4">múltiples referencias a él. Pero sólo se trata de un objeto, y cualquier modificación desde una de </text:p>
      <text:p text:style-name="P4">sus referencias afectaría a todas las demás, pues estamos hablando del mismo objeto. </text:p>
      <text:p text:style-name="P4"/>
      <text:p text:style-name="P5">Sólo se crean objetos cuando se llama a un constructor (uso de new ). Si realizas asignaciones o pasos de parámetros, no se están copiando o pasando copias de los objetos, </text:p>
      <text:p text:style-name="P5">sino simplemente de las referencias, y por tanto se tratará siempre del mismo objeto.</text:p>
      <text:p text:style-name="P5"/>
      <text:h text:style-name="Heading_20_2" text:outline-level="2"><text:soft-page-break/>Herencia</text:h>
      <text:p text:style-name="P68">La clase de la que se hereda suele ser llamada clase base, clase padre o superclase (de la que hereda otra clase. Se heredarán todas aquellas características que la clase padre permita). A la clase que hereda se le suele llamar clase hija, clase derivada o subclase (que <text:s/>hereda de otra clase. Se heredan todas aquellas características que la clase padre permita).</text:p>
      <text:p text:style-name="P68"/>
      <text:p text:style-name="P68"><text:span text:style-name="T11">Sólo en aquellos casos en los que se desea explícitamente que un miembro de una clase no pueda </text:span></text:p>
      <text:p text:style-name="P6">ser accesible desde una clase derivada debería utilizarse el modificador private. En el resto de casos es recomendable utilizar protected, o bien no indicar modificador (acceso a nivel de paquete). </text:p>
      <text:p text:style-name="P6"/>
      <text:p text:style-name="P69">Cuadro de niveles accesibilidad a los atributos de una clase:</text:p>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
            </table:table-cell>
            <table:table-cell table:style-name="Tabla1.B1" office:value-type="string">
              <text:p text:style-name="Table_20_Heading">Misma clase</text:p>
            </table:table-cell>
            <table:table-cell table:style-name="Tabla1.B1" office:value-type="string">
              <text:p text:style-name="Table_20_Heading">Subclase </text:p>
            </table:table-cell>
            <table:table-cell table:style-name="Tabla1.B1" office:value-type="string">
              <text:p text:style-name="Table_20_Heading">Mismo paquete</text:p>
            </table:table-cell>
            <table:table-cell table:style-name="Tabla1.E1" office:value-type="string">
              <text:p text:style-name="Table_20_Heading">Otro paquete</text:p>
            </table:table-cell>
          </table:table-row>
        </table:table-header-rows>
        <table:table-row>
          <table:table-cell table:style-name="Tabla1.A2" office:value-type="string">
            <text:p text:style-name="P53">Sin modificador(paquete)</text:p>
          </table:table-cell>
          <table:table-cell table:style-name="Tabla1.B2" office:value-type="string">
            <text:p text:style-name="P54">X </text:p>
          </table:table-cell>
          <table:table-cell table:style-name="Tabla1.B2" office:value-type="string">
            <text:p text:style-name="P54"/>
          </table:table-cell>
          <table:table-cell table:style-name="Tabla1.B2" office:value-type="string">
            <text:p text:style-name="P54">X </text:p>
          </table:table-cell>
          <table:table-cell table:style-name="Tabla1.E2" office:value-type="string">
            <text:p text:style-name="P54">X </text:p>
          </table:table-cell>
        </table:table-row>
        <table:table-row>
          <table:table-cell table:style-name="Tabla1.A2" office:value-type="string">
            <text:p text:style-name="P53">public </text:p>
          </table:table-cell>
          <table:table-cell table:style-name="Tabla1.B2" office:value-type="string">
            <text:p text:style-name="P54">X</text:p>
          </table:table-cell>
          <table:table-cell table:style-name="Tabla1.B2" office:value-type="string">
            <text:p text:style-name="P54">X</text:p>
          </table:table-cell>
          <table:table-cell table:style-name="Tabla1.B2" office:value-type="string">
            <text:p text:style-name="P54">X</text:p>
          </table:table-cell>
          <table:table-cell table:style-name="Tabla1.E2" office:value-type="string">
            <text:p text:style-name="P54">X</text:p>
          </table:table-cell>
        </table:table-row>
        <table:table-row>
          <table:table-cell table:style-name="Tabla1.A2" office:value-type="string">
            <text:p text:style-name="P53">private</text:p>
          </table:table-cell>
          <table:table-cell table:style-name="Tabla1.B2" office:value-type="string">
            <text:p text:style-name="P54">X</text:p>
          </table:table-cell>
          <table:table-cell table:style-name="Tabla1.B2" office:value-type="string">
            <text:p text:style-name="P54"/>
          </table:table-cell>
          <table:table-cell table:style-name="Tabla1.B2" office:value-type="string">
            <text:p text:style-name="P54"/>
          </table:table-cell>
          <table:table-cell table:style-name="Tabla1.E2" office:value-type="string">
            <text:p text:style-name="P54"/>
          </table:table-cell>
        </table:table-row>
        <table:table-row>
          <table:table-cell table:style-name="Tabla1.A5" office:value-type="string">
            <text:p text:style-name="P53">protected</text:p>
          </table:table-cell>
          <table:table-cell table:style-name="Tabla1.B5" office:value-type="string">
            <text:p text:style-name="P54">X</text:p>
          </table:table-cell>
          <table:table-cell table:style-name="Tabla1.B5" office:value-type="string">
            <text:p text:style-name="P54">X</text:p>
          </table:table-cell>
          <table:table-cell table:style-name="Tabla1.B5" office:value-type="string">
            <text:p text:style-name="P54">X</text:p>
          </table:table-cell>
          <table:table-cell table:style-name="Tabla1.E5" office:value-type="string">
            <text:p text:style-name="P55"/>
          </table:table-cell>
        </table:table-row>
      </table:table>
      <text:p text:style-name="P6"/>
      <text:p text:style-name="P7">Los atributos heredados de la clase <text:span text:style-name="T3">padre</text:span> se pueden utilizar con normalidad como si pertenecieran a la propia clase (de hecho se puede considerar que le pertenecen, dado que los ha heredado).</text:p>
      <text:p text:style-name="P7"/>
      <text:p text:style-name="P9">Se puede utilizar sin problema la referencia this a la propia clase con esos atributos heredados, pues pertenecen a la clase.</text:p>
      <text:p text:style-name="P7"/>
      <text:p text:style-name="P8">También <text:span text:style-name="T2">se heredan</text:span> los métodos <text:span text:style-name="T3">de la clase padre</text:span>, <text:span text:style-name="T2">que no es necesario reescribir en la clase hija.</text:span></text:p>
      <text:p text:style-name="P8"/>
      <text:p text:style-name="P10">Una clase puede redefinir algunos de los métodos que ha heredado de su clase base. En tal caso, el </text:p>
      <text:p text:style-name="P10">nuevo método (especializado) sustituye al heredado. Este procedimiento también es conocido como </text:p>
      <text:p text:style-name="P11">de sobrescritura de métodos. <text:s/><text:span text:style-name="T4">En <text:s/>cualquier <text:s/>caso, <text:s/>aunque <text:s/>un <text:s/>método <text:s/>sea <text:s/>sobrescrito <text:s/>o <text:s/>redefinido, <text:s/>aún <text:s/>es <text:s/>posible <text:s/>acceder <text:s/>a <text:s/>él <text:s/>a través <text:s/>de <text:s/>la <text:s/>referencia <text:s/>super, <text:s/>aunque <text:s/>sólo <text:s/>se <text:s/>podrá <text:s/>acceder <text:s/>a <text:s/>métodos <text:s/>de <text:s/>la <text:s/>clase <text:s/>padre <text:s/>y <text:s/>no <text:s/>a métodos de clases superiores en la jerarquía de herencia. </text:span></text:p>
      <text:p text:style-name="P8"/>
      <text:p text:style-name="P12">Los métodos redefinidos pueden ampliar su accesibilidad con respecto a la que ofrezca el método </text:p>
      <text:p text:style-name="P70">original <text:s/>de <text:s/>la <text:s/>superclase, <text:s/>pero <text:s/>nunca <text:s/>restringirla. <text:s/>Por <text:s/>ejemplo, <text:s/>si <text:s/>un <text:s/>método <text:s/>es <text:s/>declarado <text:s/>como protected o de paquete en la clase base, podría ser redefinido como public en una clase derivada.</text:p>
      <text:p text:style-name="P70"/>
      <text:p text:style-name="P70">Los <text:s/>métodos <text:s/>estáticos <text:s/>o <text:s/>de <text:s/>clase <text:s/>no <text:s/>pueden <text:s/>ser <text:s/>sobrescritos. <text:s/>Los <text:s/>originales <text:s/>de <text:s/>la <text:s/>clase <text:s/>base permanecen inalterables a través de toda la jerarquía de herencia. <text:s/></text:p>
      <text:p text:style-name="P8"/>
      <text:p text:style-name="P13">Con super podemos aprovechar el contenido del mét<text:span text:style-name="T12">o</text:span>do padre y añadir el código en nuestro nuevo método.</text:p>
      <text:p text:style-name="P13"/>
      <text:p text:style-name="P16">Los métodos estáticos o de clase no pueden ser sobrescritos. Los originales de la clase base permanecen inalterables a través de toda la jerarquía de herencia. </text:p>
      <text:p text:style-name="P16"/>
      <text:p text:style-name="P13">Este tipo de ampliaciones de métodos resultan especialmente útiles por ejemplo en el caso de los </text:p>
      <text:p text:style-name="P13">constructores, <text:s/>donde <text:s/>se <text:s/>podría <text:s/>ir <text:s/>llamando <text:s/>a <text:s/>los <text:s/>constructores <text:s/>de <text:s/>cada <text:s/>superclase </text:p>
      <text:p text:style-name="P13">encadenadamente hasta el constructor de la clase en la cúspide de la jerarquía (el constructor de la </text:p>
      <text:p text:style-name="P13">clase Object). </text:p>
      <text:p text:style-name="P13"><text:soft-page-break/></text:p>
      <text:p text:style-name="P14">Un <text:s/>constructor <text:s/>de <text:s/>una <text:s/>clase <text:s/>puede llamar a otro constructor de la misma clase, previamente definido, a través de la referencia this. En estos casos, la utilización de this sólo podía hacerse en la primera línea de código del constructor.</text:p>
      <text:p text:style-name="P14"/>
      <text:p text:style-name="P15">Como ya has visto, un constructor de una clase derivada puede hacer algo parecido para llamar al </text:p>
      <text:p text:style-name="P15">constructor de su clase base mediante el uso de la palabra super. De esta manera, el constructor de </text:p>
      <text:p text:style-name="P15">una <text:s/>clase <text:s/>derivada <text:s/>puede <text:s/>llamar <text:s/>primero <text:s/>al <text:s/>constructor <text:s/>de <text:s/>su <text:s/>superclase <text:s/>para <text:s/>que <text:s/>inicialice <text:s/>los atributos <text:s/>heredados <text:s/>y <text:s/>posteriormente <text:s/>se <text:s/>inicializarán <text:s/>los <text:s/>atributos <text:s/>específicos <text:s/>de <text:s/>la <text:s/>clase: <text:s/>los <text:s/>no heredados. <text:s/>Nuevamente, <text:s/>esta <text:s/>llamada <text:s/>también <text:s/>debe <text:s/>ser <text:s/>la <text:s/>primera <text:s/>sentencia <text:s/>de <text:s/>un <text:s/>constructor (con la única excepción de que exista una llamada a otro constructor de la clase mediante this). <text:s/></text:p>
      <text:p text:style-name="P15"><text:s/></text:p>
      <text:p text:style-name="P15">Si <text:s/>no <text:s/>se <text:s/>incluye <text:s/>una <text:s/>llamada <text:s/>a <text:s/>super() <text:s/>dentro <text:s/>del <text:s/>constructor, <text:s/>el <text:s/>compilador <text:s/>incluye </text:p>
      <text:p text:style-name="P15">automáticamente una llamada al constructor por defecto de clase base (llamada a super()). Esto da </text:p>
      <text:p text:style-name="P15">lugar a una llamada en cadena de constructores de superclase hasta llegar a la clase más alta de la </text:p>
      <text:p text:style-name="P15">jerarquía (que en Java es la clase Object). <text:s/></text:p>
      <text:p text:style-name="P15"><text:s/></text:p>
      <text:p text:style-name="P15">En <text:s/>el <text:s/>caso <text:s/>del <text:s/>constructor <text:s/>por <text:s/>defecto <text:s/>(el <text:s/>que <text:s/>crea <text:s/>el <text:s/>compilador <text:s/>si <text:s/>el <text:s/>programador <text:s/>no <text:s/>ha <text:s/>escrito ninguno), <text:s/>el <text:s/>compilador <text:s/>añade <text:s/>lo <text:s/>primero <text:s/>de <text:s/>todo, <text:s/>antes <text:s/>de <text:s/>la <text:s/>inicialización <text:s/>de <text:s/>los <text:s/>atributos <text:s/>a <text:s/>sus valores por defecto, una llamada al constructor de la clase base mediante la referencia super. <text:s/></text:p>
      <text:p text:style-name="P15"><text:s/></text:p>
      <text:p text:style-name="P15">A la hora de destruir un objeto (método finalize) es importante llamar a los finalizadores en el orden inverso <text:s/>a <text:s/>como <text:s/>fueron <text:s/>llamados <text:s/>los <text:s/>constructores <text:s/>(primero <text:s/>se <text:s/>liberan <text:s/>los <text:s/>recursos <text:s/>de <text:s/>la <text:s/>clase derivada y después los de la clase base mediante la llamada super.finalize()). <text:s/></text:p>
      <text:p text:style-name="P15"/>
      <text:p text:style-name="P17">Si la clase Persona tuviera un constructor de este tipo: <text:s/></text:p>
      <text:p text:style-name="P17"/>
      <text:p text:style-name="P73">public Persona (String nombre, String apellidos,</text:p>
      <text:p text:style-name="P73"><text:tab/><text:tab/>GregorianCalendar fechaNacim) { </text:p>
      <text:p text:style-name="P72">this.nombe = nombre; </text:p>
      <text:p text:style-name="P72">this.apellidos = apellidos; </text:p>
      <text:p text:style-name="P72">this.fechaNacim = new GregorianCalendar (fechaNacim); </text:p>
      <text:p text:style-name="P72">} </text:p>
      <text:p text:style-name="P17"><text:s text:c="3"/></text:p>
      <text:p text:style-name="P17">Podrías <text:s/>llamarlo <text:s/>desde <text:s/>un <text:s/>constructor <text:s/>de <text:s/>una <text:s/>clase <text:s/>derivada <text:s/>(por <text:s/>ejemplo <text:s/>Alumno) <text:s/>de <text:s/>la <text:s/>siguiente forma: <text:s/></text:p>
      <text:p text:style-name="P17"/>
      <text:p text:style-name="P73">public Alumno (String nombre, String apellidos,</text:p>
      <text:p text:style-name="P73"><text:tab/><text:tab/>GregorianCalendar fechaNacim, String grupo, double notaMedia) {</text:p>
      <text:p text:style-name="P72">super (nombre, apellidos, fechaNacim); </text:p>
      <text:p text:style-name="P72">this.grupo= grupo; </text:p>
      <text:p text:style-name="P72">this.notaMedia= notaMedia; </text:p>
      <text:p text:style-name="P72">}</text:p>
      <text:p text:style-name="P17"/>
      <text:p text:style-name="P78">ver: </text:p>
      <text:p text:style-name="P78"/>
      <text:p text:style-name="P91"><text:bookmark-start text:name="__DdeLink__377_1233859813"/>http://www.youtube.com/v/Nu2ziz9Sq0g?version=3&amp;amp;hl=es_ES&amp;amp;rel=0<text:bookmark-end text:name="__DdeLink__377_1233859813"/></text:p>
      <text:p text:style-name="P92"/>
      <text:p text:style-name="P93">http://www.youtube.com/v/38VMVVzoNMo?version=3&amp;amp;hl=es_ES&amp;amp;rel=0</text:p>
      <text:p text:style-name="P17"/>
      <text:p text:style-name="P18"><text:soft-page-break/>Todas las clases en Java son descendentes (directos o indirectos) de la clase Object. Esta clase define los <text:s/>estados <text:s/>y <text:s/>comportamientos <text:s/>básicos <text:s/>que <text:s/>deben <text:s/>tener <text:s/>todos <text:s/>los <text:s/>objetos. <text:s/>Entre <text:s/>estos </text:p>
      <text:p text:style-name="P18">comportamientos, se encuentran: </text:p>
      <text:p text:style-name="P18"/>
      <text:list xml:id="list27276365358486071" text:style-name="L3">
        <text:list-item>
          <text:p text:style-name="P59">La posibilidad de compararse. </text:p>
        </text:list-item>
        <text:list-item>
          <text:p text:style-name="P59">La capacidad de convertirse a cadenas. </text:p>
        </text:list-item>
        <text:list-item>
          <text:p text:style-name="P59">La habilidad de devolver la clase del objeto. </text:p>
        </text:list-item>
      </text:list>
      <text:p text:style-name="P18"/>
      <text:p text:style-name="P18">Entre <text:s/>los <text:s/>métodos <text:s/>que <text:s/>incorpora <text:s/>la <text:s/>clase <text:s/>Object <text:s/>y <text:s/>que <text:s/>por <text:s/>tanto <text:s/>hereda <text:s/>cualquier <text:s/>clase <text:s/>en <text:s/>Java tienes: <text:s/></text:p>
      <text:p text:style-name="P18"/>
      <table:table table:name="Tabla2" table:style-name="Tabla2">
        <table:table-column table:style-name="Tabla2.A"/>
        <table:table-column table:style-name="Tabla2.B"/>
        <table:table-header-rows>
          <table:table-row>
            <table:table-cell table:style-name="Tabla2.A1" office:value-type="string">
              <text:p text:style-name="Table_20_Heading">Método</text:p>
            </table:table-cell>
            <table:table-cell table:style-name="Tabla2.B1" office:value-type="string">
              <text:p text:style-name="Table_20_Heading">Descripción</text:p>
            </table:table-cell>
          </table:table-row>
        </table:table-header-rows>
        <table:table-row>
          <table:table-cell table:style-name="Tabla2.A2" office:value-type="string">
            <text:p text:style-name="Table_20_Heading"><text:span text:style-name="Source_20_Text">Object () </text:span></text:p>
          </table:table-cell>
          <table:table-cell table:style-name="Tabla2.B2" office:value-type="string">
            <text:p text:style-name="Table_20_Contents">Constructor.</text:p>
          </table:table-cell>
        </table:table-row>
        <table:table-row>
          <table:table-cell table:style-name="Tabla2.A2" office:value-type="string">
            <text:p text:style-name="Table_20_Heading"><text:span text:style-name="Source_20_Text">clone ()</text:span></text:p>
          </table:table-cell>
          <table:table-cell table:style-name="Tabla2.B2" office:value-type="string">
            <text:p text:style-name="Table_20_Contents">Método <text:span text:style-name="Strong_20_Emphasis">clonador</text:span>: crea y devuelve una copia del objeto ("clona" el objeto). </text:p>
          </table:table-cell>
        </table:table-row>
        <table:table-row>
          <table:table-cell table:style-name="Tabla2.A2" office:value-type="string">
            <text:p text:style-name="Table_20_Heading"><text:span text:style-name="Source_20_Text">boolean equals (Object obj)</text:span></text:p>
          </table:table-cell>
          <table:table-cell table:style-name="Tabla2.B2" office:value-type="string">
            <text:p text:style-name="Table_20_Contents">Indica si el objeto pasado como parámetro es igual a este objeto.</text:p>
          </table:table-cell>
        </table:table-row>
        <table:table-row>
          <table:table-cell table:style-name="Tabla2.A2" office:value-type="string">
            <text:p text:style-name="Table_20_Heading"><text:span text:style-name="Source_20_Text">void finalize ()</text:span></text:p>
          </table:table-cell>
          <table:table-cell table:style-name="Tabla2.B2" office:value-type="string">
            <text:p text:style-name="Table_20_Contents">Método llamado por el <text:span text:style-name="Strong_20_Emphasis">recolector de basura</text:span> cuando éste considera que no queda ninguna referencia a este objeto en el entorno de ejecución.</text:p>
          </table:table-cell>
        </table:table-row>
        <table:table-row>
          <table:table-cell table:style-name="Tabla2.A2" office:value-type="string">
            <text:p text:style-name="Table_20_Heading"><text:span text:style-name="Source_20_Text">int hashCode ()</text:span></text:p>
          </table:table-cell>
          <table:table-cell table:style-name="Tabla2.B2" office:value-type="string">
            <text:p text:style-name="Table_20_Contents">Devuelve un código <text:span text:style-name="Strong_20_Emphasis"><text:span text:style-name="T5">hash</text:span></text:span> para el objeto. </text:p>
          </table:table-cell>
        </table:table-row>
        <table:table-row>
          <table:table-cell table:style-name="Tabla2.A7" office:value-type="string">
            <text:p text:style-name="Table_20_Heading"><text:span text:style-name="Source_20_Text">toString ()</text:span></text:p>
          </table:table-cell>
          <table:table-cell table:style-name="Tabla2.B7" office:value-type="string">
            <text:p text:style-name="Table_20_Contents">Devuelve una representación del objeto en forma de <text:span text:style-name="Strong_20_Emphasis"><text:span text:style-name="Source_20_Text">String</text:span></text:span>. </text:p>
          </table:table-cell>
        </table:table-row>
      </table:table>
      <text:p text:style-name="P18"/>
      <text:h text:style-name="Heading_20_2" text:outline-level="2">Clases abstractas</text:h>
      <text:p text:style-name="P19">En <text:s/>algunos <text:s/>casos <text:s/>puede <text:s/>resultar <text:s/>útil <text:s/>disponer <text:s/>de <text:s/>clases <text:s/>que <text:s/>nunca <text:s/>serán <text:s/>instanciadas, <text:s/>sino <text:s/>que proporcionan <text:s/>un <text:s/>marco <text:s/>o <text:s/>modelo <text:s/>a <text:s/>seguir <text:s/>por <text:s/>sus <text:s/>clases <text:s/>derivadas <text:s/>dentro <text:s/>de <text:s/>una <text:s/>jerarquía <text:s/>de herencia. Son las clases abstractas.</text:p>
      <text:p text:style-name="P20"/>
      <text:list xml:id="list1335773056891158640" text:style-name="L4">
        <text:list-item>
          <text:p text:style-name="P61">Una clase abstracta sólo puede usarse para crear nuevas clases derivadas. No se puede hacer un new de una clase abstracta. Se produciría un error de compilación.</text:p>
        </text:list-item>
        <text:list-item>
          <text:p text:style-name="P61">Una clase abstracta puede contener métodos totalmente definidos (no abstractos) y métodos sin definir (métodos abstractos).</text:p>
        </text:list-item>
      </text:list>
      <text:p text:style-name="P21"/>
      <text:p text:style-name="P22">Una clase puede contener en su interior métodos declarados como abstract (métodos para los cuales sólo se indica la cabecera, pero no se proporciona su implementación). En tal caso, la clase tendrá que ser necesariamente también abstract. Esos métodos tendrán que ser posteriormente implementados en sus clases derivadas. </text:p>
      <text:p text:style-name="P22"/>
      <text:h text:style-name="Heading_20_2" text:outline-level="2">Métodos abstractos</text:h>
      <text:p text:style-name="P23">es un método cuya implementación no <text:s/>se <text:s/>define, <text:s/>sino <text:s/>que <text:s/>se <text:s/>declara <text:s/>únicamente <text:s/>su <text:s/>interfaz <text:s/>(cabecera) para que su cuerpo sea implementado más adelante en una clase derivada. </text:p>
      <text:p text:style-name="P23"/>
      <text:p text:style-name="P23">Cuando <text:s/>una <text:s/>clase <text:s/>contiene <text:s/>un <text:s/>método <text:s/>abstracto <text:s/>tiene <text:s/>que <text:s/>declararse <text:s/>como <text:s/>abstracta obligatoriamente. <text:s/></text:p>
      <text:p text:style-name="P23"/>
      <text:list xml:id="list2865779184203342275" text:style-name="L5">
        <text:list-item>
          <text:p text:style-name="P62">Un método abstracto implica que la clase a la que pertenece tiene que ser abstracta, pero eso no significa que todos los métodos de esa clase tengan que ser abstractos. </text:p>
        </text:list-item>
        <text:list-item>
          <text:p text:style-name="P62"><text:soft-page-break/>Un <text:s/>método <text:s/>abstracto <text:s/>no <text:s/>puede <text:s/>ser <text:s/>privado <text:s/>(no <text:s/>se <text:s/>podría <text:s/>implementar, <text:s/>dado <text:s/>que <text:s/>las clases derivadas no tendrían acceso a él). </text:p>
        </text:list-item>
        <text:list-item>
          <text:p text:style-name="P62">Los <text:s/>métodos <text:s/>abstractos <text:s/>no <text:s/>pueden <text:s/>ser <text:s/>estáticos, <text:s/>pues <text:s/>los <text:s/>métodos <text:s/>estáticos <text:s/>no pueden ser redefinidos (y los métodos abstractos necesitan ser redefinidos).</text:p>
        </text:list-item>
      </text:list>
      <text:p text:style-name="P24"/>
      <text:p text:style-name="P25">Nota propia: La definición de métodos abstractos suelen ser para aquellos cuyo uso es distinto en las clases hijas, aunque sea común a las clases. Los métodos (no abstractos) implementados en la clase abstracta suelen ser los gets y sets y otros, de l<text:span text:style-name="T7">as variables</text:span> del método. Estos se heredan por las clases hijas. <text:span text:style-name="T6">Las clases abstractas no pueden tener métodos privados o estáticos.</text:span></text:p>
      <text:p text:style-name="P25"/>
      <text:h text:style-name="Heading_20_2" text:outline-level="2">Clases y métodos finales</text:h>
      <text:p text:style-name="P26">Una clase declarada como final no puede ser heredada, es decir, no puede tener clases derivadas.</text:p>
      <text:p text:style-name="P26"/>
      <text:p text:style-name="P27">Un <text:s/>método <text:s/>también <text:s/>puede <text:s/>ser <text:s/>declarado <text:s/>como <text:s/>final, <text:s/>en <text:s/>tal <text:s/>caso, <text:s/>ese <text:s/>método <text:s/>no <text:s/>podrá <text:s/>ser </text:p>
      <text:p text:style-name="P27">redefinido en una clase derivada.</text:p>
      <text:p text:style-name="P27"/>
      <text:p text:style-name="P27">Si intentas redefinir un método final en una subclase se producirá un error de compilación.</text:p>
      <text:p text:style-name="P27"/>
      <text:p text:style-name="P27">Los modificadores final y abstract son excluyentes en la declaración de un método. </text:p>
      <text:p text:style-name="P27"/>
      <text:p text:style-name="P28">Posibles escenarios para final:</text:p>
      <table:table table:name="Tabla3" table:style-name="Tabla3">
        <table:table-column table:style-name="Tabla3.A"/>
        <table:table-column table:style-name="Tabla3.B"/>
        <table:table-header-rows>
          <table:table-row>
            <table:table-cell table:style-name="Tabla3.A1" office:value-type="string">
              <text:p text:style-name="Table_20_Heading">Lugar</text:p>
            </table:table-cell>
            <table:table-cell table:style-name="Tabla3.B1" office:value-type="string">
              <text:p text:style-name="Table_20_Heading">Función</text:p>
            </table:table-cell>
          </table:table-row>
        </table:table-header-rows>
        <table:table-row>
          <table:table-cell table:style-name="Tabla3.A2" office:value-type="string">
            <text:p text:style-name="Table_20_Contents">Como modificador de clase. </text:p>
          </table:table-cell>
          <table:table-cell table:style-name="Tabla3.B2" office:value-type="string">
            <text:p text:style-name="Table_20_Contents">La clase no puede tener subclases. </text:p>
          </table:table-cell>
        </table:table-row>
        <table:table-row>
          <table:table-cell table:style-name="Tabla3.A2" office:value-type="string">
            <text:p text:style-name="Table_20_Contents">Como modificador de atributo.</text:p>
          </table:table-cell>
          <table:table-cell table:style-name="Tabla3.B2" office:value-type="string">
            <text:p text:style-name="Table_20_Contents">El atributo no podrá ser modificado una vez que tome un valor. Sirve para definir constantes.</text:p>
          </table:table-cell>
        </table:table-row>
        <table:table-row>
          <table:table-cell table:style-name="Tabla3.A2" office:value-type="string">
            <text:p text:style-name="Table_20_Contents">Como modificador al declarar un método</text:p>
          </table:table-cell>
          <table:table-cell table:style-name="Tabla3.B2" office:value-type="string">
            <text:p text:style-name="Table_20_Contents">El método no podrá ser redefinido en una clase derivada.</text:p>
          </table:table-cell>
        </table:table-row>
        <table:table-row>
          <table:table-cell table:style-name="Tabla3.A2" office:value-type="string">
            <text:p text:style-name="Table_20_Contents">Como modificador al declarar una variable referencia.</text:p>
          </table:table-cell>
          <table:table-cell table:style-name="Tabla3.B2" office:value-type="string">
            <text:p text:style-name="Table_20_Contents">Una vez que la variable tome un valor referencia (un objeto), no se podrá cambiar. La variable siempre apuntará al mismo objeto, lo cual no quiere decir que ese objeto no pueda ser modificado internamente a través de sus métodos. Pero la variable no podrá apuntar a otro objeto diferente.</text:p>
          </table:table-cell>
        </table:table-row>
        <table:table-row>
          <table:table-cell table:style-name="Tabla3.A2" office:value-type="string">
            <text:p text:style-name="Table_20_Contents">Como modificador en un parámetro de un método.</text:p>
          </table:table-cell>
          <table:table-cell table:style-name="Tabla3.B2" office:value-type="string">
            <text:p text:style-name="Table_20_Contents">El valor del parámetro (ya sea un tipo primitivo o una referencia) no podrá modificarse dentro del código del método.</text:p>
          </table:table-cell>
        </table:table-row>
      </table:table>
      <text:p text:style-name="P27"/>
      <text:h text:style-name="Heading_20_1" text:outline-level="1">Interfaces</text:h>
      <text:p text:style-name="P29">Una <text:s/>interfaz <text:s/>(o <text:s/>interface) <text:s/>es un <text:s/>mecanismo <text:s/>que <text:s/>permite especificar cuál debe ser el comportamiento que deben tener todos los objetos que formen parte de una determinada clasificación (no necesariamente jerárquica).</text:p>
      <text:p text:style-name="P29"/>
      <text:p text:style-name="P30">Una interfaz consiste principalmente en una lista de <text:span text:style-name="T8">declaraciones</text:span> de métodos sin implementar, que caracterizan un determinado comportamiento.</text:p>
      <text:p text:style-name="P30"/>
      <text:p text:style-name="P30">Una <text:s/>clase <text:s/>puede <text:s/>adoptar <text:s/>distintos <text:s/>modelos <text:s/>de <text:s/>comportamiento <text:s/>establecidos <text:s/>en <text:s/>diferentes </text:p>
      <text:p text:style-name="P30">interfaces. Es decir una clase puede implementar varias interfaces. <text:s/></text:p>
      <text:p text:style-name="P30"><text:soft-page-break/></text:p>
      <text:p text:style-name="P31">Aunque las interfaces se parecen a una clase abstracta con todos sus métodos abstractos:</text:p>
      <text:p text:style-name="P31"/>
      <text:list xml:id="list5192793846575428210" text:style-name="L6">
        <text:list-item>
          <text:p text:style-name="P63">Una <text:s/>clase <text:s/>no <text:s/>puede <text:s/>heredar <text:s/>de <text:s/>varias <text:s/>clases, <text:s/>aunque <text:s/>sean <text:s/>abstractas <text:s/>(herencia <text:s/>múltiple). <text:s/>Sin embargo sí puede implementar una o varias interfaces y además seguir heredando de una clase. </text:p>
        </text:list-item>
        <text:list-item>
          <text:p text:style-name="P63">Una <text:s/>interfaz <text:s/>no <text:s/>puede <text:s/>definir <text:s/>métodos <text:s/>(no <text:s/>implementa <text:s/>su <text:s/>contenido), <text:s/>tan <text:s/>solo <text:s/>los <text:s/>declara <text:s/>o enumera. </text:p>
        </text:list-item>
        <text:list-item>
          <text:p text:style-name="P63">Una <text:s/>interfaz <text:s/>puede <text:s/>hacer <text:s/>que <text:s/>dos <text:s/>clases <text:s/>tengan <text:s/>un <text:s/>mismo <text:s/>comportamiento independientemente de sus ubicaciones en una determinada jerarquía de clases (no tienen que heredar <text:s/>las <text:s/>dos <text:s/>de <text:s/>una <text:s/>misma <text:s/>superclase, <text:s/>pues <text:s/>no <text:s/>siempre <text:s/>es <text:s/>posible <text:s/>según <text:s/>la <text:s/>naturaleza <text:s/>y propiedades de cada clase). </text:p>
        </text:list-item>
        <text:list-item>
          <text:p text:style-name="P63">Una interfaz permite establecer un comportamiento de clase sin apenas dar detalles, pues esos detalles aún no son conocidos (dependerán del modo en que cada clase decida implementar la interfaz). </text:p>
        </text:list-item>
        <text:list-item>
          <text:p text:style-name="P63">Las interfaces tienen su propia jerarquía, diferente e independiente de la jerarquía de clases.</text:p>
        </text:list-item>
      </text:list>
      <text:p text:style-name="P31"/>
      <text:p text:style-name="P32"><text:s/>De todo esto puede deducirse que una clase abstracta proporciona una interfaz disponible sólo a través de la herencia. Sólo quien herede de esa clase abstracta dispondrá de esa interfaz. Si una clase no pertenece a esa misma jerarquía (no hereda de ella) no podrá tener esa interfaz. Eso significa que para poder disponer de la interfaz podrías:</text:p>
      <text:p text:style-name="P32"/>
      <text:list xml:id="list8851392357780241779" text:style-name="L9">
        <text:list-item>
          <text:p text:style-name="P79">Volver a escribirla para esa jerarquía de clases. Lo cual no parece una buena solución.</text:p>
        </text:list-item>
        <text:list-item>
          <text:p text:style-name="P79">Hacer que la clase herede de la superclase que proporciona la interfaz que te interesa, sacándola de su jerarquía original y convirtiéndola en clase derivada de algo de lo que conceptualmente no debería ser una subclase. Es decir, estarías forzando una relación "es un" cuando en realidad lo más probable es que esa relación no exista. Tampoco parece la mejor forma de resolver el problema.</text:p>
        </text:list-item>
      </text:list>
      <text:p text:style-name="P32"/>
      <text:p text:style-name="P32">Sin embargo, una interfaz sí puede ser implementada por cualquier clase, permitiendo que clases que no tengan ninguna relación entre sí (pertenecen a distintas jerarquías) puedan compartir un determinado comportamiento (una interfaz) sin tener que forzar una relación de herencia que no existe entre ellas.</text:p>
      <text:p text:style-name="P32"/>
      <text:p text:style-name="P32">A partir de ahora podemos hablar de otra posible relación entre clases: la de compartir un determinado comportamiento (interfaz). Dos clases podrían tener en común un determinado conjunto de comportamientos sin que necesariamente exista una relación jerárquica entre ellas. Tan solo cuando haya realmente una relación de tipo "es un" se producirá herencia. </text:p>
      <text:p text:style-name="P32"/>
      <text:p text:style-name="P33">Si sólo vas a proporcionar una lista de métodos abstractos (interfaz), sin definiciones de métodos ni atributos de objeto, suele ser recomendable definir una interfaz antes que clase abstracta. Es más, cuando vayas a definir una supuesta clase base, puedes comenzar declarándola como interfaz y sólo cuando veas que necesitas definir métodos o variables miembro, puedes entonces convertirla en clase abstracta (no instanciable) o incluso en una clase instanciable. </text:p>
      <text:p text:style-name="P33"/>
      <text:list xml:id="list4146466619584943082" text:style-name="L7">
        <text:list-item>
          <text:p text:style-name="P64">Se utiliza la palabra reservada interface en lugar de class. </text:p>
        </text:list-item>
        <text:list-item>
          <text:p text:style-name="P64">Puede utilizarse el modificador public. Si incluye este modificador la interfaz debe tener el mismo nombre <text:s/>que <text:s/>el <text:s/>archivo <text:s/>.java <text:s/>en <text:s/>el <text:s/>que <text:s/>se <text:s/>encuentra <text:s/>(exactamente <text:s/>igual <text:s/>que <text:s/>sucedía <text:s/>con <text:s/>las clases). Si no se indica el modificador public, el acceso será por omisión o "de paquete" (como sucedía con las clases). </text:p>
        </text:list-item>
        <text:list-item>
          <text:p text:style-name="P64">Todos los miembros de la interfaz (atributos y métodos) son public de manera implícita. No <text:soft-page-break/>es necesario indicar el modificador public, aunque puede hacerse. </text:p>
        </text:list-item>
        <text:list-item>
          <text:p text:style-name="P64">Todos <text:s/>los <text:s/>atributos <text:s/>son <text:s/>de <text:s/>tipo <text:s/>final <text:s/>y <text:s/>public <text:s/>(tampoco <text:s/>es <text:s/>necesario <text:s/>especificarlo), es <text:s/>decir, constantes y públicos. Hay que darles un valor inicial. </text:p>
        </text:list-item>
        <text:list-item>
          <text:p text:style-name="P64">Todos los métodos son abstractos también de manera implícita (tampoco hay que indicarlo). No tienen cuerpo, tan solo la cabecera.</text:p>
        </text:list-item>
      </text:list>
      <text:p text:style-name="P34"/>
      <text:p text:style-name="P35">Lo que sí produciría un error de compilación sería la colocación de un modificador de acceso diferente a public (por ejemplo private o protected) o el empleo del modificador static en los métodos. Pero si no se indica nada, el método será public y abstract. </text:p>
      <text:p text:style-name="P35"/>
      <text:p text:style-name="P36">Todas <text:s/>las <text:s/>clases <text:s/>que <text:s/>implementan <text:s/>una <text:s/>determinada <text:s/>interfaz <text:s/>están <text:s/>obligadas <text:s/>a proporcionar una definición (implementación) de los métodos de esa interfaz, adoptando el modelo de comportamiento propuesto por ésta.</text:p>
      <text:p text:style-name="P36"/>
      <text:p text:style-name="P80">Dada <text:s/>una <text:s/>interfaz, <text:s/>cualquier <text:s/>clase <text:s/>puede <text:s/>especificar <text:s/>dicha <text:s/>interfaz <text:s/>mediante <text:s/>el <text:s/>mecanismo denominado implementación de interfaces. Para ello se utiliza la palabra reservada implements:</text:p>
      <text:p text:style-name="P80"/>
      <text:p text:style-name="P74">class NombreClase implements NombreInterfaz {</text:p>
      <text:p text:style-name="P37"/>
      <text:p text:style-name="P38">Es posible indicar varios nombres de interfaces separándolos por comas: <text:s/></text:p>
      <text:p text:style-name="P38"/>
      <text:p text:style-name="P75">class NombreClase implements NombreInterfaz1, NombreInterfaz2,... {</text:p>
      <text:p text:style-name="P38"/>
      <text:p text:style-name="P38">Cuando una clase implementa una interfaz, tiene que redefinir sus métodos nuevamente con acceso </text:p>
      <text:p text:style-name="P38">público. <text:s/>Con otro <text:s/>tipo <text:s/>de <text:s/>acceso <text:s/>se <text:s/>producirá <text:s/>un <text:s/>error <text:s/>de <text:s/>compilación. <text:s/>Es <text:s/>decir, <text:s/>que <text:s/>del <text:s/>mismo modo <text:s/>que <text:s/>no <text:s/>se <text:s/>podían <text:s/>restringir <text:s/>permisos <text:s/>de <text:s/>acceso <text:s/>en <text:s/>la <text:s/>herencia <text:s/>de <text:s/>clases, <text:s/>tampoco <text:s/>se <text:s/>puede hacer en la implementación de interfaces. <text:s/></text:p>
      <text:p text:style-name="P38"><text:s/></text:p>
      <text:p text:style-name="P38">Una vez implementada una interfaz en una clase, los métodos de esa interfaz tienen exactamente el </text:p>
      <text:p text:style-name="P38">mismo <text:s/>tratamiento <text:s/>que <text:s/>cualquier <text:s/>otro <text:s/>método, <text:s/>sin <text:s/>ninguna <text:s/>diferencia, <text:s/>pudiendo <text:s/>ser <text:s/>invocados, heredados, redefinidos, etc. <text:s/></text:p>
      <text:p text:style-name="P38"/>
      <text:p text:style-name="P90">Ver: 5.3.1.- Un ejemplo de implementación de interfaces: la interfaz ActionListener. </text:p>
      <text:p text:style-name="P39"/>
      <text:p text:style-name="P39">En algunas ocasiones es posible que interese representar la situación de que "una clase X es de tipo </text:p>
      <text:p text:style-name="P39">A, de tipo B, y de tipo C", siendo A, B, C clases disjuntas (no heredan unas de otras). Hemos visto que sería un caso de herencia múltiple que Java no permite. <text:s/></text:p>
      <text:p text:style-name="P39"><text:s/></text:p>
      <text:p text:style-name="P39">Para poder simular algo así, podrías definir tres interfaces A, B, C que indiquen los comportamientos (métodos) <text:s/>que <text:s/>se <text:s/>deberían <text:s/>tener <text:s/>según <text:s/>se <text:s/>pertenezca <text:s/>a <text:s/>una <text:s/>supuesta <text:s/>clase <text:s/>A, <text:s/>B, <text:s/>o <text:s/>C, <text:s/>pero <text:s/>sin implementar ningún método concreto ni atributos de objeto (sólo interfaz).</text:p>
      <text:p text:style-name="P40"/>
      <text:p text:style-name="P40">Ahora bien, del mismo modo que sucedía con la herencia múltiple, puede darse el problema de la colisión de nombres al implementar dos interfaces que tengan un método con el mismo identificador. En tal caso puede suceder lo siguiente:</text:p>
      <text:p text:style-name="P40"/>
      <text:list xml:id="list1109028632674726957" text:style-name="L8">
        <text:list-item>
          <text:p text:style-name="P65">Si los dos métodos tienen diferentes parámetros no habrá problema aunque tengan el mismo nombre pues se realiza una sobrecarga de métodos.</text:p>
        </text:list-item>
        <text:list-item>
          <text:p text:style-name="P65">Si los dos métodos tienen un valor de retorno de un tipo diferente, se producirá un error de compilación (al igual que sucede en la sobrecarga cuando la única diferencia entre dos métodos es ésa).</text:p>
        </text:list-item>
      </text:list>
      <text:p text:style-name="P40"/>
      <text:p text:style-name="P40"><text:soft-page-break/>Si los dos métodos son exactamente iguales en identificador, parámetros y tipo devuelto, entonces solamente se podrá implementar uno de los dos métodos. En realidad se trata de un solo método pues ambos tienen la misma interfaz (mismo identificador, mismos parámetros y mismo tipo devuelto).</text:p>
      <text:p text:style-name="P40"/>
      <text:p text:style-name="P41">La utilización de nombres idénticos en diferentes interfaces que pueden ser implementadas a la vez por una misma clase puede causar, además del problema de la colisión de nombres, <text:s/>dificultades de legibilidad en el código, pudiendo dar lugar a confusiones. Si es posible intenta evitar que se produzcan este tipo de situaciones. </text:p>
      <text:p text:style-name="P41"/>
      <text:h text:style-name="Heading_20_3" text:outline-level="3">Herencia de interfaces</text:h>
      <text:p text:style-name="P41">Las interfaces, al igual que las clases, también permiten la herencia. Para indicar que una interfaz hereda de otra se indica nuevamente con la palabra reservada extends. Pero en este caso sí se permite la herencia múltiple de interfaces. Si se hereda de más de una interfaz se indica con la lista de interfaces separadas por comas.</text:p>
      <text:p text:style-name="P41"/>
      <text:p text:style-name="P41">Por ejemplo, dadas las interfaces InterfazUno e InterfazDos:</text:p>
      <text:p text:style-name="P41"/>
      <text:p text:style-name="P83">public interface InterfazUno {</text:p>
      <text:p text:style-name="P83"><text:s text:c="16"/>// Métodos y constantes de la interfaz Uno</text:p>
      <text:p text:style-name="P83">}</text:p>
      <text:p text:style-name="P83">public interface InterfazDos {</text:p>
      <text:p text:style-name="P83"><text:s text:c="16"/>// Métodos y constantes de la interfaz Dos</text:p>
      <text:p text:style-name="P83">}</text:p>
      <text:p text:style-name="P41"/>
      <text:p text:style-name="P41">Podría definirse una nueva interfaz que heredara de ambas:</text:p>
      <text:p text:style-name="P41"/>
      <text:p text:style-name="P83">public interface InterfazCompleja <text:span text:style-name="T8">extends InterfazUno, InterfazDos</text:span> {</text:p>
      <text:p text:style-name="P83"><text:s text:c="16"/>// Métodos y constantes de la interfaz compleja</text:p>
      <text:p text:style-name="P83">}</text:p>
      <text:h text:style-name="P94" text:outline-level="1"/>
      <text:h text:style-name="P95" text:outline-level="1">Polimorfismo</text:h>
      <text:p text:style-name="P43">El polimorfismo es otro de los grandes pilares sobre los que se sustenta la Programación Orientada a Objetos <text:s/>(junto <text:s/>con <text:s/>la <text:s/>encapsulación <text:s/>y <text:s/>la <text:s/>herencia). <text:s/>Se <text:s/>trata <text:s/>nuevamente <text:s/>de <text:s/>otra <text:s/>forma <text:s/>más <text:s/>de establecer diferencias entre interfaz e implementación, es decir, entre el qué y el cómo. </text:p>
      <text:p text:style-name="P41"/>
      <text:p text:style-name="P44">La encapsulación te ha permitido agrupar características (atributos) y comportamientos (métodos) dentro de una misma unidad (clase), pudiendo darles un mayor o menor componente de visibilidad, y permitiendo separar al máximo posible la interfaz de la implementación. Por otro lado la herencia te ha proporcionado la posibilidad de tratar a los objetos como pertenecientes a una jerarquía de clases. Esta capacidad va a ser fundamental a la hora de poder manipular muchos posibles objetos de clases diferentes como si fueran de la misma clase (polimorfismo). </text:p>
      <text:p text:style-name="P44"/>
      <text:p text:style-name="P45">El polimorfismo consiste en la capacidad de poder utilizar una referencia a un objeto de una determinada clase como si fuera de otra clase (en concreto una subclase). Es una manera de decir que una clase podría tener varias (poli) formas (morfismo).</text:p>
      <text:p text:style-name="P45"/>
      <text:p text:style-name="P46">El polimorfismo ofrece la posibilidad de que toda referencia a un objeto de una superclase pueda tomar la forma de una referencia a un objeto de una de sus subclases. Esto te va a permitir escribir programas que procesen objetos de clases que formen parte de la misma jerarquía como si todos fueran objetos de sus superclases.</text:p>
      <text:p text:style-name="P46"/>
      <text:p text:style-name="P46">El polimorfismo puede llevarse a cabo tanto con superclases (abstractas o no) como con interfaces.</text:p>
      <text:h text:style-name="Heading_20_3" text:outline-level="3">Ligadura dinámica</text:h>
      <text:p text:style-name="P47"><text:s/>La conexión que tiene lugar durante una llamada a un método suele ser llamada ligadura, vinculación o enlace (en inglés binding). Si esta vinculación se lleva a cabo durante el proceso de compilación, se le suele llamar ligadura estática (también conocido como vinculación temprana). En los lenguajes tradicionales, no orientados a objetos, ésta es la única forma de poder resolver la ligadura (en tiempo de compilación). Sin embargo, en los lenguajes orientados a objetos existe otra posibilidad: la ligadura dinámica (también conocida como vinculación tardía, enlace tardío o late binding).</text:p>
      <text:p text:style-name="P47"/>
      <text:p text:style-name="P47">La ligadura dinámica hace posible que sea el tipo de objeto instanciado (obtenido mediante el constructor finalmente utilizado para crear el objeto) y no el tipo de la referencia (el tipo indicado en la declaración de la variable que apuntará al objeto) lo que determine qué versión del método va a ser invocada. El tipo de objeto al que apunta la variable de tipo referencia sólo podrá ser conocido durante la ejecución del programa y por eso el polimorfismo necesita la ligadura dinámica. </text:p>
      <text:p text:style-name="P47"/>
      <text:p text:style-name="P48">No se puede acceder a los miembros específicos de una subclase a través de una referencia a una superclase. Sólo se pueden utilizar los miembros declarados en la superclase, aunque la definición que finalmente se utilice en su ejecución sea la de la subclase. </text:p>
      <text:p text:style-name="P47"/>
      <text:p text:style-name="P49">Recuerda que debes de proporcionar constructores a las subclases Alumno y Profesor que sean "compatibles" con algunos de los constructores de la superclase Persona, pues al llamar a un constructor de una subclase, su formato debe coincidir con el de algún constructor de la superclase (como debe suceder en general con cualquier método que sea invocado utilizando la ligadura dinámica). </text:p>
      <text:p text:style-name="P49"/>
      <text:h text:style-name="Heading_20_3" text:outline-level="3"><text:soft-page-break/>Interfaces y polimorfismo</text:h>
      <text:p text:style-name="P50">Un objeto cuya referencia sea de tipo interfaz sólo puede <text:s/>utilizar <text:s/>aquellos <text:s/>métodos <text:s/>definidos <text:s/>en <text:s/>la <text:s/>interfaz, <text:s/>es <text:s/>decir, <text:s/>que <text:s/>no <text:s/>podrán <text:s/>utilizarse <text:s/>los atributos y métodos específicos de su clase, tan solo los de la interfaz.</text:p>
      <text:p text:style-name="P50"/>
      <text:p text:style-name="P50"><text:span text:style-name="T9">De este modo podrías hacer referencia a diferentes objetos que no tienen ninguna relación <text:s/>jerárquica <text:s/>entre <text:s/>sí <text:s/>utilizando <text:s/>la <text:s/>misma <text:s/>variable <text:s/>(referencia <text:s/>a <text:s/>la <text:s/>interfaz). <text:s/>Lo <text:s/>único <text:s/>que <text:s/>los distintos objetos tendrían en común es que implementan la misma interfaz. En este caso sólo podrás llamar a los métodos de la interfaz y no a los específicos de las clases.</text:span> <text:s/></text:p>
      <text:p text:style-name="P50"/>
      <text:p text:style-name="P51">En el caso de las clases Persona, Alumno y Profesor, podrías declarar, por ejemplo, variables del tipo Imprimible:</text:p>
      <text:p text:style-name="P51"/>
      <text:p text:style-name="P76">Imprimible obj; <text:s/>// Imprimible es una interfaz y no una clase</text:p>
      <text:p text:style-name="P51"/>
      <text:p text:style-name="P51">Con este tipo de referencia podrías luego apuntar a objetos tanto de tipo Profesor como de tipo Alumno, pues ambos implementan la interfaz Imprimible:</text:p>
      <text:p text:style-name="P51"/>
      <text:p text:style-name="P76">// En algunas circunstancias podría suceder esto:</text:p>
      <text:p text:style-name="P76">obj = new <text:s/>Alumno (nombre, apellidos, fecha, grupo, nota);</text:p>
      <text:p text:style-name="P76">// Polimorfismo con interfaces</text:p>
      <text:p text:style-name="P76">...</text:p>
      <text:p text:style-name="P76"/>
      <text:p text:style-name="P76">// En otras circunstancias podría suceder esto:</text:p>
      <text:p text:style-name="P77">obj = new <text:s/>Profesor (nombre, apellidos, fecha, especialidad, salario);</text:p>
      <text:p text:style-name="P77">// Polimorfismo con interfaces</text:p>
      <text:p text:style-name="P76">...</text:p>
      <text:p text:style-name="P42"/>
      <text:p text:style-name="P51">Y más adelante hacer uso de la ligadura dinámica:</text:p>
      <text:p text:style-name="P51"/>
      <text:p text:style-name="P76">// Llamadas sólo a métodos de la interfaz</text:p>
      <text:p text:style-name="P76">String contenido;</text:p>
      <text:p text:style-name="P77">contenido = obj.devolverContenidoString();</text:p>
      <text:p text:style-name="P77">// Ligadura dinámica con interfaces</text:p>
      <text:p text:style-name="P88"/>
      <text:h text:style-name="Heading_20_2" text:outline-level="2">Conversión de objetos</text:h>
      <text:p text:style-name="P52">Como ya has visto, en principio no se puede acceder a los miembros específicos de una subclase a través de una referencia a una superclase. Si deseas tener acceso a todos los métodos y atributos específicos del objeto subclase tendrás que realizar una conversión explícita (casting) que convierta la referencia más general (superclase) en la del tipo específico del objeto (subclase). </text:p>
      <text:p text:style-name="P52"/>
      <text:p text:style-name="P52"><text:s/>Para que puedas realizar conversiones entre distintas clases es obligatorio que exista una relación de herencia entre ellas (una debe ser clase derivada de la otra). Se realizará una conversión implícita o automática de subclase a superclase siempre que sea necesario, pues un objeto de tipo subclase siempre contendrá toda la información necesaria para ser considerado un objeto de la superclase.</text:p>
      <text:p text:style-name="P52"/>
      <text:p text:style-name="P52">Ahora bien, la conversión en sentido contrario (de superclase a subclase) debe hacerse de forma explícita y según el caso podría dar lugar a errores por falta de información (atributos) o de métodos. En tales casos se produce una excepción de tipo ClassCastException.</text:p>
      <text:p text:style-name="P52"/>
      <text:p text:style-name="P52">Por ejemplo, imagina que tienes una clase A y una clase B, subclase de A:</text:p>
      <text:p text:style-name="P52"><text:soft-page-break/></text:p>
      <text:p text:style-name="P86">class ClaseA {public int atrib1;} </text:p>
      <text:p text:style-name="P86"/>
      <text:p text:style-name="P86">class ClaseB extends ClaseA {public int atrib2;} </text:p>
      <text:p text:style-name="P52"/>
      <text:p text:style-name="P52">A continuación declaras una variable referencia a la clase A (superclase) pero sin embargo le asignas una referencia a un objeto de la clase B (subclase) haciendo uso del polimorfismo:</text:p>
      <text:p text:style-name="P52"/>
      <text:p text:style-name="P86">A obj; <text:s/>// Referencia a objetos de la clase A</text:p>
      <text:p text:style-name="P86">obj= new B (); // Referencia a objetos clase A, pero apunta realmente a objeto clase B (polimorfismo)</text:p>
      <text:p text:style-name="P52"/>
      <text:p text:style-name="P52">El objeto que acabas de crear como instancia de la clase B (subclase de A) contiene más información que la que la referencia obj te permite en principio acceder sin que el compilador genere un error (pues es de clase A). En concreto los objetos de la clase B disponen de atrib1 y atrib2, mientras que los objetos de la clase A sólo de atrib1. Para acceder a esa información adicional de la clase especializada (atrib2) tendrás que realizar una conversión explícita (casting):</text:p>
      <text:p text:style-name="P52"/>
      <text:p text:style-name="P86">// Casting del tipo A al tipo B</text:p>
      <text:p text:style-name="P86">// (funcionará bien porque el objeto es realmente del tipo B)</text:p>
      <text:p text:style-name="P86">System.out.printf ("obj.atrib2=%d\n", <text:span text:style-name="T8">((B) obj).atrib2</text:span>);</text:p>
      <text:p text:style-name="P52"/>
      <text:p text:style-name="P52">Sin embargo si se hubiera tratado de una instancia de la clase A y hubieras intentado acceder al miembro atrib2, se habría producido una excepción de tipo ClassCastException:</text:p>
      <text:p text:style-name="P52"/>
      <text:p text:style-name="P86">A obj; <text:s/>// Referencia a objetos de la clase A</text:p>
      <text:p text:style-name="P87">obj= new A (); <text:s/><text:tab/>// Referencia a objetos de la clase A,</text:p>
      <text:p text:style-name="P87"><text:tab/><text:tab/><text:tab/>// y apunta realmente a un objeto de la clase A</text:p>
      <text:p text:style-name="P86"/>
      <text:p text:style-name="P87">// Casting del tipo A al tipo B </text:p>
      <text:p text:style-name="P87">//(puede dar problemas porque el objeto es realmente del tipo A):</text:p>
      <text:p text:style-name="P86">// Funciona (la clase A tiene atrib1)</text:p>
      <text:p text:style-name="P86">System.out.printf ("obj.atrib2=%d\n", ((B) obj).atrib1); </text:p>
      <text:p text:style-name="P86"/>
      <text:p text:style-name="P87">// ¡Error en ejecución!</text:p>
      <text:p text:style-name="P87">//(la clase A no tiene atrib2). Producirá una ClassCastException.</text:p>
      <text:p text:style-name="P89"><text:span text:style-name="T10">System.out.printf ("obj.atrib2=%d\n", ((B) obj).atrib2); </text:span><text:s/></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7-25T15:20:55.041444230</meta:creation-date>
    <dc:date>2014-08-31T14:38:52.279580566</dc:date>
    <dc:creator>javguerra </dc:creator>
    <meta:editing-duration>P1DT1H35M18S</meta:editing-duration>
    <meta:editing-cycles>82</meta:editing-cycles>
    <meta:generator>LibreOffice/4.2.4.2$Linux_X86_64 LibreOffice_project/420m0$Build-2</meta:generator>
    <meta:document-statistic meta:table-count="3" meta:image-count="0" meta:object-count="0" meta:page-count="11" meta:paragraph-count="258" meta:word-count="4495" meta:character-count="28585" meta:non-whitespace-character-count="23635"/>
  </office:meta>
</office:document-meta>
</file>